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paragraph-rsid="0013e5e6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4pt" fo:font-weight="bold" officeooo:rsid="0013e5e6" officeooo:paragraph-rsid="0013e5e6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16aa92" officeooo:paragraph-rsid="0016aa92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16aa92" officeooo:paragraph-rsid="001802d9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1fba0b" officeooo:paragraph-rsid="001fba0b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style:font-size-asian="14pt" style:font-size-complex="14pt"/>
    </style:style>
    <style:style style:name="P9" style:family="paragraph" style:parent-style-name="Standard">
      <style:text-properties fo:font-size="14pt" officeooo:paragraph-rsid="0013e5e6" style:font-size-asian="14pt" style:font-size-complex="14pt"/>
    </style:style>
    <style:style style:name="P10" style:family="paragraph" style:parent-style-name="Standard">
      <style:text-properties officeooo:paragraph-rsid="001bb179"/>
    </style:style>
    <style:style style:name="P11" style:family="paragraph" style:parent-style-name="Standard">
      <style:text-properties officeooo:paragraph-rsid="001fba0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3e5e6"/>
    </style:style>
    <style:style style:name="T3" style:family="text">
      <style:text-properties fo:font-size="14pt" fo:font-weight="bold" officeooo:rsid="0016aa92" style:font-size-asian="14pt" style:font-weight-asian="bold" style:font-size-complex="14pt" style:font-weight-complex="bold"/>
    </style:style>
    <style:style style:name="T4" style:family="text">
      <style:text-properties fo:font-size="14pt" fo:font-weight="normal" officeooo:rsid="0019ff76" style:font-size-asian="14pt" style:font-weight-asian="normal" style:font-size-complex="14pt" style:font-weight-complex="normal"/>
    </style:style>
    <style:style style:name="T5" style:family="text">
      <style:text-properties fo:font-size="14pt" fo:font-weight="normal" officeooo:rsid="001bb179" style:font-size-asian="14pt" style:font-weight-asian="normal" style:font-size-complex="14pt" style:font-weight-complex="normal"/>
    </style:style>
    <style:style style:name="T6" style:family="text">
      <style:text-properties fo:font-size="14pt" style:text-underline-style="none" fo:font-weight="normal" officeooo:rsid="001bb179" style:font-size-asian="14pt" style:font-weight-asian="normal" style:font-size-complex="14pt" style:font-weight-complex="normal"/>
    </style:style>
    <style:style style:name="T7" style:family="text">
      <style:text-properties fo:font-size="14pt" style:text-underline-style="none" fo:font-weight="normal" officeooo:rsid="001d15e3" style:font-size-asian="14pt" style:font-weight-asian="normal" style:font-size-complex="14pt" style:font-weight-complex="normal"/>
    </style:style>
    <style:style style:name="T8" style:family="text">
      <style:text-properties fo:font-size="14pt" style:text-underline-style="none" fo:font-weight="normal" officeooo:rsid="001d4e73" style:font-size-asian="14pt" style:font-weight-asian="normal" style:font-size-complex="14pt" style:font-weight-complex="normal"/>
    </style:style>
    <style:style style:name="T9" style:family="text">
      <style:text-properties fo:font-size="14pt" style:text-underline-style="none" fo:font-weight="normal" officeooo:rsid="001efba5" style:font-size-asian="14pt" style:font-weight-asian="normal" style:font-size-complex="14pt" style:font-weight-complex="normal"/>
    </style:style>
    <style:style style:name="T10" style:family="text">
      <style:text-properties fo:font-weight="normal" officeooo:rsid="00204d78" style:font-weight-asian="normal" style:font-weight-complex="normal"/>
    </style:style>
    <style:style style:name="T11" style:family="text">
      <style:text-properties fo:font-weight="normal" officeooo:rsid="0021fe53" style:font-weight-asian="normal" style:font-weight-complex="normal"/>
    </style:style>
    <style:style style:name="T12" style:family="text">
      <style:text-properties fo:font-weight="normal" officeooo:rsid="00225189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latório — Atividade 1</text:p>
      <text:p text:style-name="P3">Nome: Eduardo Vicente Petry<text:span text:style-name="T2">(17100513)</text:span></text:p>
      <text:p text:style-name="P1"><text:tab/><text:span text:style-name="T2">Bruno Pamplona Huebes (19102917)</text:span></text:p>
      <text:p text:style-name="P1"><text:tab/><text:span text:style-name="T2">Albano Antônio Mendes(18150742)</text:span></text:p>
      <text:p text:style-name="P1"><text:tab/></text:p>
      <text:p text:style-name="P4">Matéria/Turma:INE5413-04208</text:p>
      <text:p text:style-name="P8"/>
      <text:p text:style-name="P8"/>
      <text:p text:style-name="P1">Questão 1) Representação</text:p>
      <text:p text:style-name="P8"/>
      <text:p text:style-name="P8"><text:tab/>Implementei uma classe para representar grafos não-direcionados, sejam eles</text:p>
      <text:p text:style-name="P8">ponderados ou não. Os atributos da classe são: número de vértices, número de</text:p>
      <text:p text:style-name="P8">arestas, boolean que sinaliza se o grafo é ponderado, lista de vértices e matriz de</text:p>
      <text:p text:style-name="P8">arestas (ou de adjacências).</text:p>
      <text:p text:style-name="P9"><text:tab/></text:p>
      <text:p text:style-name="P9"><text:tab/>A lista de vértices armazena nas posições i − 1 os rótulos de cada vértice v i . A</text:p>
      <text:p text:style-name="P8">matriz de arestas é uma matriz triangular inferior sem diagonal principal, visto que</text:p>
      <text:p text:style-name="P8">essa classe representa apenas grafos não-direcionados. Devido a esta otimização de</text:p>
      <text:p text:style-name="P8">memória, cada aresta {i, j} é armazenada nas posições (max(i, j) − 2, min(i, j) − 1)</text:p>
      <text:p text:style-name="P8">da matriz. Os elementos dessa matriz são 0’s e 1’s se o grafo for não-ponderado,</text:p>
      <text:p text:style-name="P8">sinalizando a existência das arestas. Caso o grafo seja ponderado, os elementos da</text:p>
      <text:p text:style-name="P8">matriz são os pesos das arestas, sendo infinito para arestas não existentes.</text:p>
      <text:p text:style-name="P9"><text:tab/></text:p>
      <text:p text:style-name="P9"><text:tab/>A classe contém todas as funções requeridas pelo enunciado. Vale mencionar</text:p>
      <text:p text:style-name="P8">que a função que lê arquivos de grafo recebe o nome dos arquivos pela execução</text:p>
      <text:p text:style-name="P8">atráves do prompt de comando. Os arquivos de grafo a serem lidos devem estar</text:p>
      <text:p text:style-name="P8">contidos na pasta networks.</text:p>
      <text:p text:style-name="P8"/>
      <text:p text:style-name="P1">Questão 2) Buscas</text:p>
      <text:p text:style-name="P1"/>
      <text:p text:style-name="P8"><text:tab/>O programa recebe pelo prompt de comando o nome do arquivo de grafo a ser</text:p>
      <text:p text:style-name="P8">lido e o índice do vértice de origem, e então instancia um grafo não-ponderado.</text:p>
      <text:p text:style-name="P8">(Exemplo de execução: python busca_em_largura.py facebook_santiago.net 99)</text:p>
      <text:p text:style-name="P8"><text:tab/>São utilizadas três listas: de vértices já conhecidos, de distâncias até cada</text:p>
      <text:p text:style-name="P8">vértice e dos antecessores que levaram até cada vértice. Também é utilizada uma fila</text:p>
      <text:p text:style-name="P8">para armazenar as visitas durante a busca em largura. O algoritmo de busca em largura</text:p>
      <text:p text:style-name="P8">foi reproduzido tal como consta na p. 26 das Anotações da Disciplina. Por fim, foi</text:p>
      <text:p text:style-name="P8">utilizado um dicionário para indexar os vértices que foram percorridos em cada nível</text:p>
      <text:p text:style-name="P8">da busca, mostrando-os em ordem ascendente de níveis.</text:p>
      <text:p text:style-name="P8"/>
      <text:p text:style-name="P6"><text:tab/></text:p>
      <text:p text:style-name="P6"/>
      <text:p text:style-name="P6"/>
      <text:p text:style-name="P6"/>
      <text:p text:style-name="P6"><text:soft-page-break/>Questão 3) Ciclo Euleriano</text:p>
      <text:p text:style-name="P5"><text:tab/></text:p>
      <text:p text:style-name="P10"><text:span text:style-name="T3"><text:tab/></text:span><text:span text:style-name="T4">Novamente, pelo prompt de comando recebe-se o nome do arquivo de grafo a ser lido (como por exemplo: python3 hier.py SemCicloEuleriano.net). </text:span><text:span text:style-name="T5">Utiliza-se uma versão do algoritmo de Hierholzer (não especificamente na mesma lógica das Anotações da Disciplina). </text:span><text:span text:style-name="T6">Como referência para a versão do algoritmo utilizada, seguiu-se o site de computação Slay Study (Slay Study; https://slaystudy.com/hierholzers-algorithm/, visitado em 29 d maio de 2022). </text:span><text:span text:style-name="T7">Note que essa implementação, em geral, não será compatível com grafos valorados.</text:span><text:span text:style-name="T6"> </text:span></text:p>
      <text:p text:style-name="P11"><text:span text:style-name="T6"><text:tab/></text:span></text:p>
      <text:p text:style-name="P11"><text:span text:style-name="T6"><text:tab/>Utiliza-se uma lista de listas para armazenar as arestas, junto de um booleano para representar se já foi visitado. Ainda, há listas para o ciclo euleriano e o subciclo gerado para cada vértice visitado. </text:span><text:span text:style-name="T8">A ideia é adcionar valores do subciclo para o ciclo, a partir da estrutura que armazena as arestas, quando um vértice não tiver mais ligações não visitadas. </text:span><text:span text:style-name="T9">Esse algoritmo tem, aproximadamente, um crescimento de O(|E|), com |E| sendo o número de arestas.</text:span></text:p>
      <text:p text:style-name="P5"/>
      <text:p text:style-name="P5"><text:tab/></text:p>
      <text:p text:style-name="P8"/>
      <text:p text:style-name="P8"><text:span text:style-name="T1">Questão 4) Algoritmo de Bellman-Ford</text:span></text:p>
      <text:p text:style-name="P8"><text:span text:style-name="T1"/></text:p>
      <text:p text:style-name="P8"><text:tab/>O programa recebe pelo prompt de comando o nome do arquivo de grafo a ser</text:p>
      <text:p text:style-name="P8">lido e o índice do vértice de origem, e então instancia um grafo ponderado. (Exemplo</text:p>
      <text:p text:style-name="P8">de execução: python bellman_ford.py fln_pequena.net 1)</text:p>
      <text:p text:style-name="P8"/>
      <text:p text:style-name="P8"><text:tab/>São utilizadas três listas: de vértices já conhecidos, de distâncias até cada</text:p>
      <text:p text:style-name="P8">vértice e dos antecessores que levaram até cada vértice. O algoritmo de Bellman-Ford</text:p>
      <text:p text:style-name="P8">foi reproduzido tal como consta na p. 50 das Anotações da Disciplina. Por fim,percorreram-se todos os vértices do grafo, reconstruindo os caminhos mínimos</text:p>
      <text:p text:style-name="P8">através da lista de antecessores e mostrando-os juntamente com suas distâncias.</text:p>
      <text:p text:style-name="P8"/>
      <text:p text:style-name="P8"/>
      <text:p text:style-name="P7">Questão 5) Algoritmo de Floyd-Warshall</text:p>
      <text:p text:style-name="P7"/>
      <text:p text:style-name="P7"><text:tab/><text:span text:style-name="T10">A implementação segue o algoritmo na página 57 das Anotações da Disciplina. Pode ser executado com o prompt: python3 floydwarshall.py fln_pequena.net (a <text:s/>última variável pode ser substituída com o arquivo de grafo de preferência).</text:span></text:p>
      <text:p text:style-name="P7"><text:span text:style-name="T10"><text:tab/></text:span></text:p>
      <text:p text:style-name="P7"><text:span text:style-name="T10"><text:tab/></text:span><text:span text:style-name="T11">O algoritmo gera uma uma matriz de relação <text:s/>entre pares de vértices U e V, e atualiza ela N vezes (para o número de vértices no grafo), ou seja, para usar cada vértice como meio de ligação no caminho, mantendo apenas o caminho mínimo </text:span><text:span text:style-name="T12">encontrado. Assim, tem-se ordem de crescimento O(|V|^3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9T16:03:27.691251885</meta:creation-date>
    <dc:date>2022-05-29T16:47:45.310403466</dc:date>
    <meta:editing-duration>PT34M2S</meta:editing-duration>
    <meta:editing-cycles>12</meta:editing-cycles>
    <meta:generator>LibreOffice/6.4.6.2$Linux_X86_64 LibreOffice_project/40$Build-2</meta:generator>
    <meta:document-statistic meta:table-count="0" meta:image-count="0" meta:object-count="0" meta:page-count="2" meta:paragraph-count="53" meta:word-count="663" meta:character-count="4198" meta:non-whitespace-character-count="3555"/>
  </office:meta>
</office:document-meta>
</file>